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D550000587915D6DE20.svm"/>
  <manifest:file-entry manifest:media-type="" manifest:full-path="Pictures/20000007000053D3000052E5496E5609.svm"/>
  <manifest:file-entry manifest:media-type="" manifest:full-path="Pictures/200000070000608900004AD5622BAE89.svm"/>
  <manifest:file-entry manifest:media-type="" manifest:full-path="Pictures/2000000700006427000058792ABAAE5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isdv.upv.cz/portal/pls/portal/portlets.pts.det?xprim=271178&amp;lan=cs">http://isdv.upv.cz/portal/pls/portal/portlets.pts.det?xprim=271178&amp;lan=cs</text:a></text:p>
      <text:p text:style-name="Standard"><draw:frame draw:style-name="fr1" draw:name="obrázky1" text:anchor-type="paragraph" svg:width="17cm" svg:height="15.018cm" draw:z-index="0"><draw:image xlink:href="Pictures/2000000700006427000058792ABAAE5C.svm" xlink:type="simple" xlink:show="embed" xlink:actuate="onLoad"/></draw:frame></text:p>
      <text:p text:style-name="Standard"/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a xlink:type="simple" xlink:href="http://isdv.upv.cz/portal/pls/portal/portlets.pts.det?xprim=1078827&amp;lan=cs"/></text:p>
      <text:p text:style-name="Standard"><text:soft-page-break/><text:a xlink:type="simple" xlink:href="http://isdv.upv.cz/portal/pls/portal/portlets.pts.det?xprim=1078827&amp;lan=cs">http://isdv.upv.cz/portal/pls/portal/portlets.pts.det?xprim=1078827&amp;lan=cs</text:a></text:p>
      <text:p text:style-name="Standard"/>
      <text:p text:style-name="Standard"><draw:frame draw:style-name="fr1" draw:name="obrázky2" text:anchor-type="paragraph" svg:width="17cm" svg:height="13.178cm" draw:z-index="1"><draw:image xlink:href="Pictures/200000070000608900004AD5622BAE89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http://isdv.upv.cz/portal/pls/portal/portlets.pts.det?xprim=1089437&amp;lan=cs</text:p>
      <text:p text:style-name="Standard"/>
      <text:p text:style-name="Standard"><draw:frame draw:style-name="fr2" draw:name="obrázky3" text:anchor-type="paragraph" svg:width="17cm" svg:height="16.113cm" draw:z-index="2"><draw:image xlink:href="Pictures/2000000700005D550000587915D6DE20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http://isdv.upv.cz/portal/pls/portal/portlets.pts.det?xprim=1507974&amp;lan=cs</text:p>
      <text:p text:style-name="Standard"><draw:frame draw:style-name="fr2" draw:name="obrázky4" text:anchor-type="paragraph" svg:width="17cm" svg:height="16.812cm" draw:z-index="3"><draw:image xlink:href="Pictures/20000007000053D3000052E5496E5609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8T09:51:33.14</meta:creation-date>
    <meta:document-statistic meta:table-count="0" meta:image-count="4" meta:object-count="0" meta:page-count="5" meta:paragraph-count="4" meta:word-count="4" meta:character-count="295"/>
    <dc:date>2011-11-28T10:20:29.82</dc:date>
    <meta:editing-duration>PT28M56S</meta:editing-duration>
    <meta:editing-cycles>1</meta:editing-cycles>
    <meta:generator>OpenOffice.org/3.3$Win32 OpenOffice.org_project/330m20$Build-9567</meta:generator>
  </office:meta>
</office:document-meta>
</file>